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71cm" svg:stroke-color="#000000" svg:stroke-opacity="100%" draw:stroke-linejoin="round" draw:fill="none" fo:padding-top="0.16cm" fo:padding-bottom="0.16cm" fo:padding-left="0.285cm" fo:padding-right="0.285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cm" fo:padding-top="0.141cm" fo:padding-bottom="0.141cm" fo:padding-left="0.141cm" fo:padding-right="0.141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5cm" fo:padding-top="0cm" fo:padding-bottom="0cm" fo:padding-left="0.071cm" fo:padding-right="0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5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218cm" fo:padding-top="0.141cm" fo:padding-bottom="0.141cm" fo:padding-left="0.141cm" fo:padding-right="0.141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218cm" fo:padding-top="0.141cm" fo:padding-bottom="0.141cm" fo:padding-left="0.141cm" fo:padding-right="0.141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5cm" fo:padding-top="0cm" fo:padding-bottom="0cm" fo:padding-left="0.071cm" fo:padding-right="0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051cm" fo:padding-top="0.141cm" fo:padding-bottom="0.141cm" fo:padding-left="0.141cm" fo:padding-right="0.141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1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1.5cm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1.218cm" fo:padding-top="0.141cm" fo:padding-bottom="0.141cm" fo:padding-left="0.141cm" fo:padding-right="0.141cm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0.429cm" fo:padding-top="0.071cm" fo:padding-bottom="0cm" fo:padding-left="0cm" fo:padding-right="0cm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1.495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0.468cm" fo:padding-top="0.141cm" fo:padding-bottom="0.141cm" fo:padding-left="0.141cm" fo:padding-right="0.141cm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0.75cm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0.468cm" fo:padding-top="0.141cm" fo:padding-bottom="0.141cm" fo:padding-left="0.141cm" fo:padding-right="0.141cm"/>
    </style:style>
    <style:style style:name="gr17" style:family="graphic" style:parent-style-name="standard">
      <style:graphic-properties draw:stroke="none" svg:stroke-color="#000000" draw:fill="none" draw:fill-color="#ffffff" draw:textarea-vertical-align="middle" fo:min-height="2.5cm" fo:padding-top="0cm" fo:padding-bottom="0cm" fo:padding-left="0.071cm" fo:padding-right="0cm"/>
    </style:style>
    <style:style style:name="gr18" style:family="graphic" style:parent-style-name="objectwithoutfill">
      <style:graphic-properties svg:stroke-width="0.07cm" draw:marker-start-width="0.305cm" draw:marker-end-width="0.305cm" draw:fill="none" draw:textarea-vertical-align="middle" fo:padding-top="0.16cm" fo:padding-bottom="0.16cm" fo:padding-left="0.285cm" fo:padding-right="0.285cm"/>
    </style:style>
    <style:style style:name="gr19" style:family="graphic" style:parent-style-name="objectwithoutfill">
      <style:graphic-properties svg:stroke-width="0.07cm" draw:fill="none" draw:textarea-vertical-align="middle" fo:padding-top="0.16cm" fo:padding-bottom="0.16cm" fo:padding-left="0.285cm" fo:padding-right="0.285cm"/>
    </style:style>
    <style:style style:name="gr20" style:family="graphic" style:parent-style-name="standard">
      <style:graphic-properties draw:stroke="none" svg:stroke-color="#000000" draw:fill="none" draw:fill-color="#ffffff" draw:textarea-vertical-align="middle" fo:min-height="1.098cm" fo:padding-top="0cm" fo:padding-bottom="0cm" fo:padding-left="0cm" fo:padding-right="0cm"/>
    </style:style>
    <style:style style:name="gr21" style:family="graphic" style:parent-style-name="standard">
      <style:graphic-properties draw:stroke="none" svg:stroke-color="#000000" draw:fill="none" draw:fill-color="#ffffff" draw:textarea-vertical-align="middle" fo:min-height="0.418cm" fo:padding-top="0.141cm" fo:padding-bottom="0.141cm" fo:padding-left="0.141cm" fo:padding-right="0.141cm"/>
    </style:style>
    <style:style style:name="gr22" style:family="graphic" style:parent-style-name="standard">
      <style:graphic-properties draw:stroke="none" svg:stroke-color="#000000" draw:fill="none" draw:fill-color="#ffffff" draw:textarea-vertical-align="middle" fo:min-height="0.471cm" fo:padding-top="0.141cm" fo:padding-bottom="0.141cm" fo:padding-left="0.141cm" fo:padding-right="0.141cm"/>
    </style:style>
    <style:style style:name="gr23" style:family="graphic" style:parent-style-name="standard">
      <style:graphic-properties draw:stroke="none" svg:stroke-width="0.07cm" svg:stroke-color="#000000" draw:fill="none" draw:fill-color="#ffffff" fo:min-height="0.6cm" fo:padding-top="0.16cm" fo:padding-bottom="0.16cm" fo:padding-left="0.285cm" fo:padding-right="0.285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style:paragraph-properties fo:margin-left="0cm" fo:margin-right="0cm" fo:margin-top="0cm" fo:margin-bottom="0cm" fo:line-height="120%" fo:text-align="start" fo:text-indent="0cm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paragraph-properties fo:text-align="center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family="'GOST type B'" style:font-pitch="variable" fo:font-size="10pt" style:font-size-asian="10pt" style:font-size-complex="10pt"/>
    </style:style>
    <style:style style:name="T1" style:family="text">
      <style:text-properties fo:color="#000000" fo:font-family="'GOST type B'" fo:font-size="10pt" fo:font-style="italic" style:font-family-asian="'GOST type B'" style:font-size-asian="10pt" style:font-style-asian="italic" style:font-family-complex="'GOST type B'" style:font-size-complex="10pt" style:font-style-complex="italic"/>
    </style:style>
    <style:style style:name="T2" style:family="text">
      <style:text-properties fo:color="#000000" fo:font-family="'GOST type B'" fo:font-size="12pt" style:font-family-asian="'GOST type B'" style:font-size-asian="12pt" style:font-family-complex="'GOST type B'" style:font-size-complex="12pt"/>
    </style:style>
    <style:style style:name="T3" style:family="text">
      <style:text-properties fo:color="#000000" fo:font-family="'GOST type B'" fo:font-size="14pt" fo:font-style="italic" style:font-family-asian="'GOST type B'" style:font-size-asian="14pt" style:font-style-asian="italic" style:font-family-complex="'GOST type B'" style:font-size-complex="14pt" style:font-style-complex="italic"/>
    </style:style>
    <style:style style:name="T4" style:family="text">
      <style:text-properties fo:color="#000000" fo:font-family="'GOST type B'" fo:font-size="18pt" fo:font-style="italic" style:font-family-asian="'GOST type B'" style:font-size-asian="18pt" style:font-style-asian="italic" style:font-family-complex="'GOST type B'" style:font-size-complex="18pt" style:font-style-complex="italic"/>
    </style:style>
    <style:style style:name="T5" style:family="text">
      <style:text-properties fo:color="#000000" fo:font-family="'GOST type B'" fo:font-size="12pt" fo:font-style="italic" style:font-family-asian="'GOST type B'" style:font-size-asian="12pt" style:font-style-asian="italic" style:font-family-complex="'GOST type B'" style:font-size-complex="12pt" style:font-style-complex="italic"/>
    </style:style>
    <style:style style:name="T6" style:family="text">
      <style:text-properties fo:color="#000000" fo:font-family="'GOST type B'" fo:font-size="16pt" fo:font-style="italic" style:font-family-asian="'GOST type B'" style:font-size-asian="16pt" style:font-style-asian="italic" style:font-family-complex="'GOST type B'" style:font-size-complex="16pt" style:font-style-complex="italic"/>
    </style:style>
    <style:style style:name="T7" style:family="text">
      <style:text-properties fo:color="#000000" fo:font-family="'GOST type B'" fo:font-size="8pt" fo:font-style="italic" style:font-family-asian="'GOST type B'" style:font-size-asian="8pt" style:font-style-asian="italic" style:font-family-complex="'GOST type B'" style:font-size-complex="8pt" style:font-style-complex="italic"/>
    </style:style>
    <style:style style:name="T8" style:family="text">
      <style:text-properties fo:font-family="'GOST type B'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layer="layout" svg:x1="2.7cm" svg:y1="25.2cm" svg:x2="2.7cm" svg:y2="26.199cm">
          <text:p/>
        </draw:line>
        <draw:frame draw:style-name="gr2" draw:layer="layout" svg:width="1cm" svg:height="1.219cm" draw:transform="rotate (-1.5707963267949) translate (3.309cm 25.2cm)">
          <draw:text-box>
            <text:p/>
          </draw:text-box>
        </draw:frame>
        <draw:line draw:style-name="gr1" draw:layer="layout" svg:x1="3.7cm" svg:y1="29.199cm" svg:x2="3.7cm" svg:y2="25.2cm">
          <text:p/>
        </draw:line>
        <draw:frame draw:style-name="gr2" draw:layer="layout" svg:width="4cm" svg:height="1.219cm" draw:transform="rotate (1.5707963267949) translate (3.091cm 29.2cm)">
          <draw:text-box>
            <text:p/>
          </draw:text-box>
        </draw:frame>
        <draw:line draw:style-name="gr1" draw:layer="layout" svg:x1="6cm" svg:y1="29.199cm" svg:x2="6cm" svg:y2="25.2cm">
          <text:p/>
        </draw:line>
        <draw:frame draw:style-name="gr2" draw:layer="layout" svg:width="4cm" svg:height="1.219cm" draw:transform="rotate (1.5707963267949) translate (5.391cm 29.2cm)">
          <draw:text-box>
            <text:p/>
          </draw:text-box>
        </draw:frame>
        <draw:line draw:style-name="gr1" draw:layer="layout" svg:x1="7.5cm" svg:y1="29.199cm" svg:x2="7.5cm" svg:y2="25.2cm">
          <text:p/>
        </draw:line>
        <draw:frame draw:style-name="gr2" draw:layer="layout" svg:width="4cm" svg:height="1.219cm" draw:transform="rotate (1.5707963267949) translate (6.891cm 29.2cm)">
          <draw:text-box>
            <text:p/>
          </draw:text-box>
        </draw:frame>
        <draw:line draw:style-name="gr1" draw:layer="layout" svg:x1="8.5cm" svg:y1="29.199cm" svg:x2="8.5cm" svg:y2="25.2cm">
          <text:p/>
        </draw:line>
        <draw:frame draw:style-name="gr2" draw:layer="layout" svg:width="4cm" svg:height="1.219cm" draw:transform="rotate (1.5707963267949) translate (7.891cm 29.2cm)">
          <draw:text-box>
            <text:p/>
          </draw:text-box>
        </draw:frame>
        <draw:line draw:style-name="gr1" draw:layer="layout" svg:x1="2cm" svg:y1="28.2cm" svg:x2="8.5cm" svg:y2="28.2cm">
          <text:p/>
        </draw:line>
        <draw:frame draw:style-name="gr2" draw:layer="layout" svg:width="6.5cm" svg:height="1.219cm" svg:x="2cm" svg:y="27.591cm">
          <draw:text-box>
            <text:p/>
          </draw:text-box>
        </draw:frame>
        <draw:line draw:style-name="gr1" draw:layer="layout" svg:x1="2cm" svg:y1="28.7cm" svg:x2="8.5cm" svg:y2="28.7cm">
          <text:p/>
        </draw:line>
        <draw:frame draw:style-name="gr2" draw:layer="layout" svg:width="6.5cm" svg:height="1.219cm" svg:x="2cm" svg:y="28.091cm">
          <draw:text-box>
            <text:p/>
          </draw:text-box>
        </draw:frame>
        <draw:frame draw:style-name="gr2" draw:layer="layout" svg:width="1.5cm" svg:height="1.219cm" svg:x="17cm" svg:y="26.841cm">
          <draw:text-box>
            <text:p/>
          </draw:text-box>
        </draw:frame>
        <draw:line draw:style-name="gr1" draw:layer="layout" svg:x1="2cm" svg:y1="27.7cm" svg:x2="8.5cm" svg:y2="27.7cm">
          <text:p/>
        </draw:line>
        <draw:frame draw:style-name="gr2" draw:layer="layout" svg:width="6.5cm" svg:height="1.219cm" svg:x="2cm" svg:y="27.091cm">
          <draw:text-box>
            <text:p/>
          </draw:text-box>
        </draw:frame>
        <draw:line draw:style-name="gr1" draw:layer="layout" svg:x1="2cm" svg:y1="27.7cm" svg:x2="8.5cm" svg:y2="27.7cm">
          <text:p/>
        </draw:line>
        <draw:frame draw:style-name="gr2" draw:layer="layout" svg:width="6.5cm" svg:height="1.219cm" svg:x="2cm" svg:y="27.091cm">
          <draw:text-box>
            <text:p/>
          </draw:text-box>
        </draw:frame>
        <draw:line draw:style-name="gr1" draw:layer="layout" svg:x1="2cm" svg:y1="27.2cm" svg:x2="8.5cm" svg:y2="27.2cm">
          <text:p/>
        </draw:line>
        <draw:frame draw:style-name="gr2" draw:layer="layout" svg:width="6.5cm" svg:height="1.219cm" svg:x="2cm" svg:y="26.591cm">
          <draw:text-box>
            <text:p/>
          </draw:text-box>
        </draw:frame>
        <draw:line draw:style-name="gr1" draw:layer="layout" svg:x1="2cm" svg:y1="26.7cm" svg:x2="8.5cm" svg:y2="26.7cm">
          <text:p/>
        </draw:line>
        <draw:frame draw:style-name="gr2" draw:layer="layout" svg:width="6.5cm" svg:height="1.219cm" svg:x="2cm" svg:y="26.091cm">
          <draw:text-box>
            <text:p/>
          </draw:text-box>
        </draw:frame>
        <draw:line draw:style-name="gr1" draw:layer="layout" svg:x1="2cm" svg:y1="26.2cm" svg:x2="8.5cm" svg:y2="26.2cm">
          <text:p/>
        </draw:line>
        <draw:frame draw:style-name="gr2" draw:layer="layout" svg:width="6.5cm" svg:height="1.219cm" svg:x="2cm" svg:y="25.591cm">
          <draw:text-box>
            <text:p/>
          </draw:text-box>
        </draw:frame>
        <draw:polygon draw:style-name="gr1" draw:layer="layout" svg:width="0.699cm" svg:height="0.498cm" svg:x="2cm" svg:y="26.2cm" svg:viewBox="0 0 700 499" draw:points="0,499 700,499 700,0 0,0">
          <text:p/>
        </draw:polygon>
        <draw:frame draw:style-name="gr3" draw:layer="layout" svg:width="0.7cm" svg:height="0.5cm" svg:x="2cm" svg:y="26.2cm">
          <draw:text-box>
            <text:p text:style-name="P1"><text:span text:style-name="T1">Изм.</text:span></text:p>
          </draw:text-box>
        </draw:frame>
        <draw:polygon draw:style-name="gr1" draw:layer="layout" svg:width="0.998cm" svg:height="0.498cm" svg:x="2.7cm" svg:y="26.2cm" svg:viewBox="0 0 999 499" draw:points="0,499 999,499 999,0 0,0">
          <text:p/>
        </draw:polygon>
        <draw:frame draw:style-name="gr3" draw:layer="layout" svg:width="1cm" svg:height="0.5cm" svg:x="2.7cm" svg:y="26.2cm">
          <draw:text-box>
            <text:p text:style-name="P1"><text:span text:style-name="T1">Лист</text:span></text:p>
          </draw:text-box>
        </draw:frame>
        <draw:polygon draw:style-name="gr1" draw:layer="layout" svg:width="2.298cm" svg:height="0.498cm" svg:x="3.7cm" svg:y="26.2cm" svg:viewBox="0 0 2299 499" draw:points="0,499 2299,499 2299,0 0,0">
          <text:p/>
        </draw:polygon>
        <draw:frame draw:style-name="gr4" draw:layer="layout" svg:width="2.3cm" svg:height="0.5cm" svg:x="3.7cm" svg:y="26.2cm">
          <draw:text-box>
            <text:p text:style-name="P1"><text:span text:style-name="T1">№ </text:span><text:span text:style-name="T1">докум.</text:span></text:p>
          </draw:text-box>
        </draw:frame>
        <draw:polygon draw:style-name="gr1" draw:layer="layout" svg:width="1.498cm" svg:height="0.498cm" svg:x="6cm" svg:y="26.2cm" svg:viewBox="0 0 1499 499" draw:points="0,499 1499,499 1499,0 0,0">
          <text:p/>
        </draw:polygon>
        <draw:frame draw:style-name="gr5" draw:layer="layout" svg:width="1.5cm" svg:height="0.668cm" svg:x="6cm" svg:y="26.116cm">
          <draw:text-box>
            <text:p text:style-name="P1"><text:span text:style-name="T1">Подпись</text:span></text:p>
          </draw:text-box>
        </draw:frame>
        <draw:polygon draw:style-name="gr1" draw:layer="layout" svg:width="0.999cm" svg:height="0.498cm" svg:x="7.5cm" svg:y="26.2cm" svg:viewBox="0 0 1000 499" draw:points="0,499 1000,499 1000,0 0,0">
          <text:p/>
        </draw:polygon>
        <draw:frame draw:style-name="gr4" draw:layer="layout" svg:width="1cm" svg:height="0.5cm" svg:x="7.5cm" svg:y="26.2cm">
          <draw:text-box>
            <text:p text:style-name="P1"><text:span text:style-name="T1">Дата</text:span></text:p>
          </draw:text-box>
        </draw:frame>
        <draw:line draw:style-name="gr1" draw:layer="layout" svg:x1="15.5cm" svg:y1="27.7cm" svg:x2="20.466cm" svg:y2="27.7cm">
          <text:p/>
        </draw:line>
        <draw:frame draw:style-name="gr2" draw:layer="layout" svg:width="4.966cm" svg:height="1.219cm" svg:x="15.5cm" svg:y="27.091cm">
          <draw:text-box>
            <text:p/>
          </draw:text-box>
        </draw:frame>
        <draw:line draw:style-name="gr1" draw:layer="layout" svg:x1="15.5cm" svg:y1="27.7cm" svg:x2="15.5cm" svg:y2="29.199cm">
          <text:p/>
        </draw:line>
        <draw:frame draw:style-name="gr2" draw:layer="layout" svg:width="1.5cm" svg:height="1.219cm" draw:transform="rotate (-1.5707963267949) translate (16.109cm 27.7cm)">
          <draw:text-box>
            <text:p/>
          </draw:text-box>
        </draw:frame>
        <draw:frame draw:style-name="gr2" draw:layer="layout" svg:width="1.5cm" svg:height="1.219cm" svg:x="15.5cm" svg:y="26.841cm">
          <draw:text-box>
            <text:p/>
          </draw:text-box>
        </draw:frame>
        <draw:frame draw:style-name="gr6" draw:layer="layout" svg:width="5cm" svg:height="1.5cm" svg:x="15.5cm" svg:y="27.7cm">
          <draw:text-box>
            <text:p/>
          </draw:text-box>
        </draw:frame>
        <draw:frame draw:style-name="gr3" draw:layer="layout" svg:width="2cm" svg:height="0.5cm" svg:x="2cm" svg:y="26.7cm">
          <draw:text-box>
            <text:p text:style-name="P2"><text:span text:style-name="T1">Разраб.</text:span></text:p>
          </draw:text-box>
        </draw:frame>
        <draw:frame draw:style-name="gr7" draw:layer="layout" svg:width="2cm" svg:height="0.937cm" svg:x="2cm" svg:y="27.482cm">
          <draw:text-box>
            <text:p/>
          </draw:text-box>
        </draw:frame>
        <draw:line draw:style-name="gr1" draw:layer="layout" svg:x1="2cm" svg:y1="23.7cm" svg:x2="2cm" svg:y2="29.199cm">
          <text:p/>
        </draw:line>
        <draw:frame draw:style-name="gr2" draw:layer="layout" svg:width="5.5cm" svg:height="1.219cm" draw:transform="rotate (-1.5707963267949) translate (2.609cm 23.7cm)">
          <draw:text-box>
            <text:p/>
          </draw:text-box>
        </draw:frame>
        <draw:line draw:style-name="gr1" draw:layer="layout" svg:x1="2cm" svg:y1="25.2cm" svg:x2="8.499cm" svg:y2="25.2cm">
          <text:p/>
        </draw:line>
        <draw:frame draw:style-name="gr2" draw:layer="layout" svg:width="6.5cm" svg:height="1.219cm" svg:x="2cm" svg:y="24.591cm">
          <draw:text-box>
            <text:p/>
          </draw:text-box>
        </draw:frame>
        <draw:line draw:style-name="gr1" draw:layer="layout" svg:x1="8.5cm" svg:y1="25.2cm" svg:x2="8.5cm" svg:y2="26.654cm">
          <text:p/>
        </draw:line>
        <draw:frame draw:style-name="gr2" draw:layer="layout" svg:width="1.455cm" svg:height="1.219cm" draw:transform="rotate (-1.5707963267949) translate (9.109cm 25.2cm)">
          <draw:text-box>
            <text:p/>
          </draw:text-box>
        </draw:frame>
        <draw:line draw:style-name="gr1" draw:layer="layout" svg:x1="8.5cm" svg:y1="25.2cm" svg:x2="20.499cm" svg:y2="25.2cm">
          <text:p/>
        </draw:line>
        <draw:frame draw:style-name="gr2" draw:layer="layout" svg:width="12cm" svg:height="1.219cm" svg:x="8.5cm" svg:y="24.591cm">
          <draw:text-box>
            <text:p/>
          </draw:text-box>
        </draw:frame>
        <draw:frame draw:style-name="gr3" draw:layer="layout" svg:width="2.014cm" svg:height="0.5cm" svg:x="2cm" svg:y="27.2cm">
          <draw:text-box>
            <text:p text:style-name="P2"><text:span text:style-name="T1">Проверил</text:span></text:p>
          </draw:text-box>
        </draw:frame>
        <draw:line draw:style-name="gr1" draw:layer="layout" svg:x1="2cm" svg:y1="25.7cm" svg:x2="8.499cm" svg:y2="25.7cm">
          <text:p/>
        </draw:line>
        <draw:frame draw:style-name="gr2" draw:layer="layout" svg:width="6.5cm" svg:height="1.219cm" svg:x="2cm" svg:y="25.091cm">
          <draw:text-box>
            <text:p/>
          </draw:text-box>
        </draw:frame>
        <draw:frame draw:style-name="gr8" draw:layer="layout" svg:width="1.5cm" svg:height="1.219cm" svg:x="15.5cm" svg:y="26.924cm">
          <draw:text-box>
            <text:p/>
          </draw:text-box>
        </draw:frame>
        <draw:frame draw:style-name="gr8" draw:layer="layout" svg:width="1.5cm" svg:height="1.219cm" svg:x="17cm" svg:y="26.924cm">
          <draw:text-box>
            <text:p/>
          </draw:text-box>
        </draw:frame>
        <draw:frame draw:style-name="gr8" draw:layer="layout" svg:width="2cm" svg:height="1.219cm" svg:x="18.5cm" svg:y="26.924cm">
          <draw:text-box>
            <text:p/>
          </draw:text-box>
        </draw:frame>
        <draw:frame draw:style-name="gr9" draw:layer="layout" svg:width="12cm" svg:height="1cm" svg:x="8.5cm" svg:y="23.7cm">
          <draw:text-box>
            <text:p/>
          </draw:text-box>
        </draw:frame>
        <draw:frame draw:style-name="gr3" draw:layer="layout" svg:width="2.3cm" svg:height="0.5cm" svg:x="3.7cm" svg:y="26.7cm">
          <draw:text-box>
            <text:p text:style-name="P3"><text:span text:style-name="T1">Шишминцев</text:span></text:p>
          </draw:text-box>
        </draw:frame>
        <draw:frame draw:style-name="gr10" draw:layer="layout" svg:width="7cm" svg:height="1.5cm" svg:x="8.5cm" svg:y="26.2cm">
          <draw:text-box>
            <text:p/>
          </draw:text-box>
        </draw:frame>
        <draw:frame draw:style-name="gr10" draw:layer="layout" svg:width="7cm" svg:height="1.5cm" svg:x="8.5cm" svg:y="27.7cm">
          <draw:text-box>
            <text:p/>
          </draw:text-box>
        </draw:frame>
        <draw:frame draw:style-name="gr10" draw:layer="layout" svg:width="12cm" svg:height="1.5cm" svg:x="8.5cm" svg:y="24.7cm">
          <draw:text-box>
            <text:p/>
          </draw:text-box>
        </draw:frame>
        <draw:polygon draw:style-name="gr1" draw:layer="layout" svg:width="1.798cm" svg:height="0.498cm" svg:x="18.7cm" svg:y="26.7cm" svg:viewBox="0 0 1799 499" draw:points="0,499 1799,499 1799,0 0,0">
          <text:p/>
        </draw:polygon>
        <draw:polygon draw:style-name="gr1" draw:layer="layout" svg:width="1.698cm" svg:height="0.498cm" svg:x="17cm" svg:y="26.7cm" svg:viewBox="0 0 1699 499" draw:points="0,499 1699,499 1699,0 0,0">
          <text:p/>
        </draw:polygon>
        <draw:polygon draw:style-name="gr1" draw:layer="layout" svg:width="1.498cm" svg:height="0.498cm" svg:x="15.5cm" svg:y="26.7cm" svg:viewBox="0 0 1499 499" draw:points="0,499 1499,499 1499,0 0,0">
          <text:p/>
        </draw:polygon>
        <draw:polygon draw:style-name="gr1" draw:layer="layout" svg:width="1.498cm" svg:height="0.498cm" svg:x="15.5cm" svg:y="27.2cm" svg:viewBox="0 0 1499 499" draw:points="0,499 1499,499 1499,0 0,0">
          <text:p/>
        </draw:polygon>
        <draw:polygon draw:style-name="gr1" draw:layer="layout" svg:width="1.798cm" svg:height="0.498cm" svg:x="18.7cm" svg:y="27.2cm" svg:viewBox="0 0 1799 499" draw:points="0,499 1799,499 1799,0 0,0">
          <text:p/>
        </draw:polygon>
        <draw:frame draw:style-name="gr5" draw:layer="layout" svg:width="1.8cm" svg:height="0.749cm" svg:x="18.7cm" svg:y="27.076cm">
          <draw:text-box>
            <text:p text:style-name="P1"><text:span text:style-name="T2">-</text:span></text:p>
          </draw:text-box>
        </draw:frame>
        <draw:frame draw:style-name="gr3" draw:layer="layout" svg:width="2.014cm" svg:height="0.5cm" svg:x="2cm" svg:y="28.2cm">
          <draw:text-box>
            <text:p text:style-name="P2"><text:span text:style-name="T1">Н.контр.</text:span></text:p>
          </draw:text-box>
        </draw:frame>
        <draw:frame draw:style-name="gr3" draw:layer="layout" svg:width="2.014cm" svg:height="0.5cm" svg:x="2cm" svg:y="28.7cm">
          <draw:text-box>
            <text:p text:style-name="P2"><text:span text:style-name="T1">Утвердил</text:span></text:p>
          </draw:text-box>
        </draw:frame>
        <draw:frame draw:style-name="gr3" draw:layer="layout" svg:width="2.3cm" svg:height="0.5cm" svg:x="3.7cm" svg:y="27.2cm">
          <draw:text-box>
            <text:p text:style-name="P3"><text:span text:style-name="T1">Иванова</text:span></text:p>
          </draw:text-box>
        </draw:frame>
        <draw:frame draw:style-name="gr3" draw:layer="layout" svg:width="2.3cm" svg:height="0.5cm" svg:x="3.7cm" svg:y="28.2cm">
          <draw:text-box>
            <text:p text:style-name="P3"><text:span text:style-name="T1">Иванов</text:span></text:p>
          </draw:text-box>
        </draw:frame>
        <draw:frame draw:style-name="gr11" draw:layer="layout" svg:width="12cm" svg:height="1.5cm" svg:x="8.5cm" svg:y="25.2cm">
          <draw:text-box>
            <text:p text:style-name="P1"><text:span text:style-name="T3">Проект модернизации автоматизированной системы диспетчерского управления подстанции «Левашово»</text:span></text:p>
          </draw:text-box>
        </draw:frame>
        <draw:frame draw:style-name="gr4" draw:layer="layout" svg:width="1.5cm" svg:height="0.5cm" svg:x="15.5cm" svg:y="26.7cm">
          <draw:text-box>
            <text:p text:style-name="P1"><text:span text:style-name="T1">Лит.</text:span></text:p>
          </draw:text-box>
        </draw:frame>
        <draw:frame draw:style-name="gr4" draw:layer="layout" svg:width="2cm" svg:height="0.5cm" svg:x="18.5cm" svg:y="26.7cm">
          <draw:text-box>
            <text:p text:style-name="P1"><text:span text:style-name="T1">Листов</text:span></text:p>
          </draw:text-box>
        </draw:frame>
        <draw:polygon draw:style-name="gr1" draw:layer="layout" svg:width="0.499cm" svg:height="0.498cm" svg:x="15.5cm" svg:y="27.2cm" svg:viewBox="0 0 500 499" draw:points="0,499 500,499 500,0 0,0">
          <text:p/>
        </draw:polygon>
        <draw:polygon draw:style-name="gr1" draw:layer="layout" svg:width="0.498cm" svg:height="0.498cm" svg:x="16cm" svg:y="27.2cm" svg:viewBox="0 0 499 499" draw:points="499,499 499,0 0,0 0,499">
          <text:p/>
        </draw:polygon>
        <draw:polygon draw:style-name="gr1" draw:layer="layout" svg:width="0.498cm" svg:height="0.498cm" svg:x="16.5cm" svg:y="27.2cm" svg:viewBox="0 0 499 499" draw:points="499,499 499,0 0,0 0,499">
          <text:p/>
        </draw:polygon>
        <draw:frame draw:style-name="gr11" draw:layer="layout" svg:width="5cm" svg:height="1.5cm" svg:x="15.5cm" svg:y="27.7cm">
          <draw:text-box>
            <text:p text:style-name="P1"><text:span text:style-name="T4">КГУ, гр. Т-5139</text:span></text:p>
          </draw:text-box>
        </draw:frame>
        <draw:frame draw:style-name="gr3" draw:layer="layout" svg:width="2.3cm" svg:height="0.5cm" svg:x="3.7cm" svg:y="28.7cm">
          <draw:text-box>
            <text:p text:style-name="P3"><text:span text:style-name="T1">Кузнецов</text:span></text:p>
          </draw:text-box>
        </draw:frame>
        <draw:polygon draw:style-name="gr1" draw:layer="layout" svg:width="1.699cm" svg:height="0.498cm" svg:x="17cm" svg:y="27.2cm" svg:viewBox="0 0 1700 499" draw:points="0,499 1700,499 1700,0 0,0">
          <text:p/>
        </draw:polygon>
        <draw:frame draw:style-name="gr5" draw:layer="layout" svg:width="1.7cm" svg:height="0.749cm" svg:x="17cm" svg:y="27.076cm">
          <draw:text-box>
            <text:p text:style-name="P1"><text:span text:style-name="T2">160</text:span></text:p>
          </draw:text-box>
        </draw:frame>
        <draw:polygon draw:style-name="gr1" draw:layer="layout" svg:width="0.499cm" svg:height="2.493cm" svg:x="0.8cm" svg:y="26.706cm" svg:viewBox="0 0 500 2494" draw:points="500,2494 500,0 0,0 0,2494">
          <text:p/>
        </draw:polygon>
        <draw:frame draw:style-name="gr12" draw:layer="layout" svg:width="2.495cm" svg:height="0.538cm" draw:transform="rotate (1.5707963267949) translate (0.781cm 29.2cm)">
          <draw:text-box>
            <text:p text:style-name="P4"><text:span text:style-name="T5">Инв. № подл.</text:span></text:p>
          </draw:text-box>
        </draw:frame>
        <draw:polygon draw:style-name="gr1" draw:layer="layout" svg:width="0.699cm" svg:height="2.493cm" svg:x="1.3cm" svg:y="26.706cm" svg:viewBox="0 0 700 2494" draw:points="700,2494 700,0 0,0 0,2494">
          <text:p/>
        </draw:polygon>
        <draw:polygon draw:style-name="gr1" draw:layer="layout" svg:width="0.499cm" svg:height="3.498cm" svg:x="0.8cm" svg:y="23.205cm" svg:viewBox="0 0 500 3499" draw:points="500,3499 500,0 0,0 0,3499">
          <text:p/>
        </draw:polygon>
        <draw:frame draw:style-name="gr12" draw:layer="layout" svg:width="3.5cm" svg:height="0.538cm" draw:transform="rotate (1.5707963267949) translate (0.781cm 26.706cm)">
          <draw:text-box>
            <text:p text:style-name="P4"><text:span text:style-name="T5">Подпись и дата</text:span></text:p>
          </draw:text-box>
        </draw:frame>
        <draw:polygon draw:style-name="gr1" draw:layer="layout" svg:width="0.699cm" svg:height="3.498cm" svg:x="1.3cm" svg:y="23.205cm" svg:viewBox="0 0 700 3499" draw:points="700,3499 700,0 0,0 0,3499">
          <text:p/>
        </draw:polygon>
        <draw:polygon draw:style-name="gr1" draw:layer="layout" svg:width="0.499cm" svg:height="2.499cm" svg:x="0.8cm" svg:y="20.706cm" svg:viewBox="0 0 500 2500" draw:points="500,2500 500,0 0,0 0,2500">
          <text:p/>
        </draw:polygon>
        <draw:frame draw:style-name="gr12" draw:layer="layout" svg:width="2.5cm" svg:height="0.538cm" draw:transform="rotate (1.5707963267949) translate (0.781cm 23.205cm)">
          <draw:text-box>
            <text:p text:style-name="P4"><text:span text:style-name="T5">Взам.инв.№</text:span></text:p>
          </draw:text-box>
        </draw:frame>
        <draw:polygon draw:style-name="gr1" draw:layer="layout" svg:width="0.699cm" svg:height="2.498cm" svg:x="1.3cm" svg:y="20.706cm" svg:viewBox="0 0 700 2499" draw:points="700,2499 700,0 0,0 0,2499">
          <text:p/>
        </draw:polygon>
        <draw:polygon draw:style-name="gr1" draw:layer="layout" svg:width="0.698cm" svg:height="2.504cm" svg:x="1.3cm" svg:y="18.2cm" svg:viewBox="0 0 699 2505" draw:points="699,2505 699,0 0,0 0,2505">
          <text:p/>
        </draw:polygon>
        <draw:polygon draw:style-name="gr1" draw:layer="layout" svg:width="0.499cm" svg:height="2.504cm" svg:x="0.8cm" svg:y="18.2cm" svg:viewBox="0 0 500 2505" draw:points="500,2505 499,0 0,0 0,2505">
          <text:p/>
        </draw:polygon>
        <draw:frame draw:style-name="gr12" draw:layer="layout" svg:width="2.505cm" svg:height="0.538cm" draw:transform="rotate (1.5707963267949) translate (0.781cm 20.706cm)">
          <draw:text-box>
            <text:p text:style-name="P4"><text:span text:style-name="T5">Инв. № дубл.</text:span></text:p>
          </draw:text-box>
        </draw:frame>
        <draw:polygon draw:style-name="gr1" draw:layer="layout" svg:width="0.698cm" svg:height="3.498cm" svg:x="1.3cm" svg:y="14.7cm" svg:viewBox="0 0 699 3499" draw:points="699,3499 699,0 0,0 0,3499">
          <text:p/>
        </draw:polygon>
        <draw:polygon draw:style-name="gr1" draw:layer="layout" svg:width="0.499cm" svg:height="3.499cm" svg:x="0.8cm" svg:y="14.7cm" svg:viewBox="0 0 500 3500" draw:points="500,3500 500,0 0,0 0,3500">
          <text:p/>
        </draw:polygon>
        <draw:frame draw:style-name="gr12" draw:layer="layout" svg:width="3.5cm" svg:height="0.538cm" draw:transform="rotate (1.5707963267949) translate (0.781cm 18.2cm)">
          <draw:text-box>
            <text:p text:style-name="P4"><text:span text:style-name="T5">Подпись и дата</text:span></text:p>
          </draw:text-box>
        </draw:frame>
        <draw:polygon draw:style-name="gr1" draw:layer="layout" svg:width="0.499cm" svg:height="5.998cm" svg:x="0.8cm" svg:y="6.7cm" svg:viewBox="0 0 500 5999" draw:points="500,5999 500,0 0,0 0,5999">
          <text:p/>
        </draw:polygon>
        <draw:frame draw:style-name="gr12" draw:layer="layout" svg:width="6cm" svg:height="0.538cm" draw:transform="rotate (1.5707963267949) translate (0.781cm 12.7cm)">
          <draw:text-box>
            <text:p text:style-name="P4"><text:span text:style-name="T5">Справ. №</text:span></text:p>
          </draw:text-box>
        </draw:frame>
        <draw:polygon draw:style-name="gr1" draw:layer="layout" svg:width="0.699cm" svg:height="5.998cm" svg:x="1.3cm" svg:y="6.7cm" svg:viewBox="0 0 700 5999" draw:points="700,5999 700,0 0,0 0,5999">
          <text:p/>
        </draw:polygon>
        <draw:polygon draw:style-name="gr1" draw:layer="layout" svg:width="0.499cm" svg:height="5.998cm" svg:x="0.8cm" svg:y="0.7cm" svg:viewBox="0 0 500 5999" draw:points="500,5999 500,0 0,0 0,5999">
          <text:p/>
        </draw:polygon>
        <draw:frame draw:style-name="gr12" draw:layer="layout" svg:width="6cm" svg:height="0.538cm" draw:transform="rotate (1.5707963267949) translate (0.781cm 6.7cm)">
          <draw:text-box>
            <text:p text:style-name="P4"><text:span text:style-name="T5">Перв. примен.</text:span></text:p>
          </draw:text-box>
        </draw:frame>
        <draw:polygon draw:style-name="gr1" draw:layer="layout" svg:width="1.699cm" svg:height="0.498cm" svg:x="17cm" svg:y="26.7cm" svg:viewBox="0 0 1700 499" draw:points="0,499 1700,499 1700,0 0,0">
          <text:p/>
        </draw:polygon>
        <draw:frame draw:style-name="gr5" draw:layer="layout" svg:width="1.7cm" svg:height="0.668cm" svg:x="17cm" svg:y="26.616cm">
          <draw:text-box>
            <text:p text:style-name="P1"><text:span text:style-name="T1">Лист </text:span></text:p>
          </draw:text-box>
        </draw:frame>
        <draw:line draw:style-name="gr1" draw:layer="layout" svg:x1="8.5cm" svg:y1="26.7cm" svg:x2="15.499cm" svg:y2="26.7cm">
          <text:p/>
        </draw:line>
        <draw:frame draw:style-name="gr2" draw:layer="layout" svg:width="7cm" svg:height="1.219cm" svg:x="8.5cm" svg:y="26.091cm">
          <draw:text-box>
            <text:p/>
          </draw:text-box>
        </draw:frame>
        <draw:polygon draw:style-name="gr1" draw:layer="layout" svg:width="1.999cm" svg:height="1.499cm" svg:x="2cm" svg:y="0.701cm" svg:viewBox="0 0 2000 1500" draw:points="0,1500 2000,1500 2000,0 0,0">
          <text:p/>
        </draw:polygon>
        <draw:frame draw:style-name="gr11" draw:layer="layout" svg:width="2cm" svg:height="1.592cm" svg:x="2cm" svg:y="0.655cm">
          <draw:text-box>
            <text:p text:style-name="P1"><text:span text:style-name="T1">Поз. обозна-чение</text:span></text:p>
          </draw:text-box>
        </draw:frame>
        <draw:polygon draw:style-name="gr1" draw:layer="layout" svg:width="10.998cm" svg:height="1.499cm" svg:x="4cm" svg:y="0.701cm" svg:viewBox="0 0 10999 1500" draw:points="0,1500 10999,1500 10999,0 0,0">
          <text:p/>
        </draw:polygon>
        <draw:frame draw:style-name="gr11" draw:layer="layout" svg:width="11cm" svg:height="1.5cm" svg:x="4cm" svg:y="0.701cm">
          <draw:text-box>
            <text:p text:style-name="P1"><text:span text:style-name="T1">Наименование</text:span></text:p>
          </draw:text-box>
        </draw:frame>
        <draw:polygon draw:style-name="gr1" draw:layer="layout" svg:width="0.998cm" svg:height="1.494cm" svg:x="15cm" svg:y="0.701cm" svg:viewBox="0 0 999 1495" draw:points="0,1495 999,1495 999,0 0,0">
          <text:p/>
        </draw:polygon>
        <draw:frame draw:style-name="gr13" draw:layer="layout" svg:width="1cm" svg:height="1.495cm" svg:x="15cm" svg:y="0.701cm">
          <draw:text-box>
            <text:p text:style-name="P1"><text:span text:style-name="T1">Кол.</text:span></text:p>
          </draw:text-box>
        </draw:frame>
        <draw:polygon draw:style-name="gr1" draw:layer="layout" svg:width="4.499cm" svg:height="1.498cm" svg:x="16cm" svg:y="0.7cm" svg:viewBox="0 0 4500 1499" draw:points="0,1499 4500,1499 4500,0 0,0">
          <text:p/>
        </draw:polygon>
        <draw:frame draw:style-name="gr11" draw:layer="layout" svg:width="4.5cm" svg:height="1.5cm" svg:x="16cm" svg:y="0.7cm">
          <draw:text-box>
            <text:p text:style-name="P1"><text:span text:style-name="T1">Примечание</text:span></text:p>
          </draw:text-box>
        </draw:frame>
        <draw:polygon draw:style-name="gr1" draw:layer="layout" svg:width="1.998cm" svg:height="0.749cm" svg:x="2cm" svg:y="5.203cm" svg:viewBox="0 0 1999 750" draw:points="0,750 1999,750 1999,0 0,0">
          <text:p/>
        </draw:polygon>
        <draw:frame draw:style-name="gr14" draw:layer="layout" svg:width="2cm" svg:height="0.75cm" svg:x="2cm" svg:y="8.2cm">
          <draw:text-box>
            <text:p text:style-name="P1"><text:span text:style-name="T1">SA1</text:span></text:p>
          </draw:text-box>
        </draw:frame>
        <draw:polygon draw:style-name="gr1" draw:layer="layout" svg:width="10.998cm" svg:height="0.749cm" svg:x="4cm" svg:y="5.203cm" svg:viewBox="0 0 10999 750" draw:points="0,750 10999,750 10999,0 0,0">
          <text:p/>
        </draw:polygon>
        <draw:frame draw:style-name="gr14" draw:layer="layout" svg:width="11cm" svg:height="0.75cm" svg:x="4cm" svg:y="8.2cm">
          <draw:text-box>
            <text:p text:style-name="P2"><text:span text:style-name="T1">Переключатель KK0-20-9488-C Ganz KK</text:span></text:p>
          </draw:text-box>
        </draw:frame>
        <draw:polygon draw:style-name="gr1" draw:layer="layout" svg:width="0.998cm" svg:height="0.749cm" svg:x="15cm" svg:y="5.203cm" svg:viewBox="0 0 999 750" draw:points="0,750 999,750 999,0 0,0">
          <text:p/>
        </draw:polygon>
        <draw:frame draw:style-name="gr14" draw:layer="layout" svg:width="1cm" svg:height="0.75cm" svg:x="15cm" svg:y="8.2cm">
          <draw:text-box>
            <text:p text:style-name="P1"><text:span text:style-name="T1">1</text:span></text:p>
          </draw:text-box>
        </draw:frame>
        <draw:polygon draw:style-name="gr1" draw:layer="layout" svg:width="4.499cm" svg:height="0.749cm" svg:x="16cm" svg:y="5.203cm" svg:viewBox="0 0 4500 750" draw:points="0,750 4500,750 4500,0 0,0">
          <text:p/>
        </draw:polygon>
        <draw:polygon draw:style-name="gr1" draw:layer="layout" svg:width="1.998cm" svg:height="0.749cm" svg:x="2cm" svg:y="5.953cm" svg:viewBox="0 0 1999 750" draw:points="0,750 1999,750 1999,0 0,0">
          <text:p/>
        </draw:polygon>
        <draw:polygon draw:style-name="gr1" draw:layer="layout" svg:width="10.998cm" svg:height="0.749cm" svg:x="4cm" svg:y="5.953cm" svg:viewBox="0 0 10999 750" draw:points="0,750 10999,750 10999,0 0,0">
          <text:p/>
        </draw:polygon>
        <draw:polygon draw:style-name="gr1" draw:layer="layout" svg:width="0.998cm" svg:height="0.749cm" svg:x="15cm" svg:y="5.953cm" svg:viewBox="0 0 999 750" draw:points="0,750 999,750 999,0 0,0">
          <text:p/>
        </draw:polygon>
        <draw:frame draw:style-name="gr14" draw:layer="layout" svg:width="1cm" svg:height="0.75cm" svg:x="15cm" svg:y="8.902cm">
          <draw:text-box>
            <text:p text:style-name="P1"><text:span text:style-name="T1">1</text:span></text:p>
          </draw:text-box>
        </draw:frame>
        <draw:polygon draw:style-name="gr1" draw:layer="layout" svg:width="4.498cm" svg:height="0.749cm" svg:x="16cm" svg:y="5.953cm" svg:viewBox="0 0 4499 750" draw:points="0,750 4499,750 4499,0 0,0">
          <text:p/>
        </draw:polygon>
        <draw:polygon draw:style-name="gr1" draw:layer="layout" svg:width="1.998cm" svg:height="0.749cm" svg:x="2cm" svg:y="7.453cm" svg:viewBox="0 0 1999 750" draw:points="0,750 1999,750 1999,0 0,0">
          <text:p/>
        </draw:polygon>
        <draw:polygon draw:style-name="gr1" draw:layer="layout" svg:width="10.998cm" svg:height="0.749cm" svg:x="4cm" svg:y="7.453cm" svg:viewBox="0 0 10999 750" draw:points="0,750 10999,750 10999,0 0,0">
          <text:p/>
        </draw:polygon>
        <draw:polygon draw:style-name="gr1" draw:layer="layout" svg:width="0.998cm" svg:height="0.749cm" svg:x="15cm" svg:y="7.448cm" svg:viewBox="0 0 999 750" draw:points="0,750 999,750 999,0 0,0">
          <text:p/>
        </draw:polygon>
        <draw:frame draw:style-name="gr14" draw:layer="layout" svg:width="1cm" svg:height="0.75cm" svg:x="15cm" svg:y="10.431cm">
          <draw:text-box>
            <text:p text:style-name="P1"><text:span text:style-name="T1">1</text:span></text:p>
          </draw:text-box>
        </draw:frame>
        <draw:polygon draw:style-name="gr1" draw:layer="layout" svg:width="4.498cm" svg:height="0.749cm" svg:x="16cm" svg:y="7.453cm" svg:viewBox="0 0 4499 750" draw:points="0,750 4499,750 4499,0 0,0">
          <text:p/>
        </draw:polygon>
        <draw:polygon draw:style-name="gr1" draw:layer="layout" svg:width="18.499cm" svg:height="0.749cm" svg:x="2cm" svg:y="8.953cm" svg:viewBox="0 0 18500 750" draw:points="0,750 18500,750 18500,0 0,0">
          <text:p/>
        </draw:polygon>
        <draw:polygon draw:style-name="gr1" draw:layer="layout" svg:width="1.998cm" svg:height="0.748cm" svg:x="2cm" svg:y="9.703cm" svg:viewBox="0 0 1999 749" draw:points="0,749 1999,749 1999,0 0,0">
          <text:p/>
        </draw:polygon>
        <draw:frame draw:style-name="gr14" draw:layer="layout" svg:width="2cm" svg:height="0.75cm" svg:x="2cm" svg:y="13.45cm">
          <draw:text-box>
            <text:p text:style-name="P1"><text:span text:style-name="T1">X17-X95</text:span></text:p>
          </draw:text-box>
        </draw:frame>
        <draw:polygon draw:style-name="gr1" draw:layer="layout" svg:width="10.998cm" svg:height="0.748cm" svg:x="4cm" svg:y="9.703cm" svg:viewBox="0 0 10999 749" draw:points="0,749 10999,749 10999,0 0,0">
          <text:p/>
        </draw:polygon>
        <draw:frame draw:style-name="gr14" draw:layer="layout" svg:width="11cm" svg:height="0.75cm" svg:x="4cm" svg:y="13.45cm">
          <draw:text-box>
            <text:p text:style-name="P2"><text:span text:style-name="T1">Клемма Weidmuller WDU4</text:span></text:p>
          </draw:text-box>
        </draw:frame>
        <draw:polygon draw:style-name="gr1" draw:layer="layout" svg:width="0.998cm" svg:height="0.748cm" svg:x="15cm" svg:y="9.703cm" svg:viewBox="0 0 999 749" draw:points="0,749 999,749 999,0 0,0">
          <text:p/>
        </draw:polygon>
        <draw:frame draw:style-name="gr14" draw:layer="layout" svg:width="1cm" svg:height="0.75cm" svg:x="15cm" svg:y="13.45cm">
          <draw:text-box>
            <text:p text:style-name="P1"><text:span text:style-name="T1">79</text:span></text:p>
          </draw:text-box>
        </draw:frame>
        <draw:polygon draw:style-name="gr1" draw:layer="layout" svg:width="4.498cm" svg:height="0.748cm" svg:x="16cm" svg:y="9.703cm" svg:viewBox="0 0 4499 749" draw:points="0,749 4499,749 4499,0 0,0">
          <text:p/>
        </draw:polygon>
        <draw:polygon draw:style-name="gr1" draw:layer="layout" svg:width="10.998cm" svg:height="0.748cm" svg:x="4cm" svg:y="10.453cm" svg:viewBox="0 0 10999 749" draw:points="0,749 10999,749 10999,0 0,0">
          <text:p/>
        </draw:polygon>
        <draw:polygon draw:style-name="gr1" draw:layer="layout" svg:width="0.998cm" svg:height="0.748cm" svg:x="15cm" svg:y="10.453cm" svg:viewBox="0 0 999 749" draw:points="0,749 999,749 999,0 0,0">
          <text:p/>
        </draw:polygon>
        <draw:polygon draw:style-name="gr1" draw:layer="layout" svg:width="4.498cm" svg:height="0.748cm" svg:x="16cm" svg:y="10.453cm" svg:viewBox="0 0 4499 749" draw:points="0,749 4499,749 4499,0 0,0">
          <text:p/>
        </draw:polygon>
        <draw:polygon draw:style-name="gr1" draw:layer="layout" svg:width="1.999cm" svg:height="0.749cm" svg:x="2cm" svg:y="2.953cm" svg:viewBox="0 0 2000 750" draw:points="0,750 2000,750 2000,0 0,0">
          <text:p/>
        </draw:polygon>
        <draw:polygon draw:style-name="gr1" draw:layer="layout" svg:width="10.999cm" svg:height="0.749cm" svg:x="4cm" svg:y="2.953cm" svg:viewBox="0 0 11000 750" draw:points="0,750 11000,750 11000,0 0,0">
          <text:p/>
        </draw:polygon>
        <draw:polygon draw:style-name="gr1" draw:layer="layout" svg:width="0.998cm" svg:height="0.749cm" svg:x="15cm" svg:y="2.953cm" svg:viewBox="0 0 999 750" draw:points="0,750 999,750 999,0 0,0">
          <text:p/>
        </draw:polygon>
        <draw:polygon draw:style-name="gr1" draw:layer="layout" svg:width="4.499cm" svg:height="0.749cm" svg:x="16cm" svg:y="2.953cm" svg:viewBox="0 0 4500 750" draw:points="0,750 4500,750 4500,0 0,0">
          <text:p/>
        </draw:polygon>
        <draw:polygon draw:style-name="gr1" draw:layer="layout" svg:width="1.998cm" svg:height="0.749cm" svg:x="2cm" svg:y="3.703cm" svg:viewBox="0 0 1999 750" draw:points="0,750 1999,750 1999,0 0,0">
          <text:p/>
        </draw:polygon>
        <draw:polygon draw:style-name="gr1" draw:layer="layout" svg:width="12.002cm" svg:height="0.749cm" svg:x="4cm" svg:y="3.703cm" svg:viewBox="0 0 12003 750" draw:points="0,750 12003,750 12003,0 0,0">
          <text:p/>
        </draw:polygon>
        <draw:polygon draw:style-name="gr1" draw:layer="layout" svg:width="0.998cm" svg:height="0.749cm" svg:x="15cm" svg:y="3.703cm" svg:viewBox="0 0 999 750" draw:points="0,750 999,750 999,0 0,0">
          <text:p/>
        </draw:polygon>
        <draw:polygon draw:style-name="gr1" draw:layer="layout" svg:width="4.499cm" svg:height="0.749cm" svg:x="16cm" svg:y="3.703cm" svg:viewBox="0 0 4500 750" draw:points="0,750 4500,750 4500,0 0,0">
          <text:p/>
        </draw:polygon>
        <draw:polygon draw:style-name="gr1" draw:layer="layout" svg:width="1.998cm" svg:height="0.749cm" svg:x="2cm" svg:y="8.203cm" svg:viewBox="0 0 1999 750" draw:points="0,750 1999,750 1999,0 0,0">
          <text:p/>
        </draw:polygon>
        <draw:frame draw:style-name="gr15" draw:layer="layout" svg:width="2cm" svg:height="0.75cm" svg:x="2cm" svg:y="11.95cm">
          <draw:text-box>
            <text:p text:style-name="P1"><text:span text:style-name="T1">X1-X8</text:span></text:p>
          </draw:text-box>
        </draw:frame>
        <draw:polygon draw:style-name="gr1" draw:layer="layout" svg:width="10.998cm" svg:height="0.749cm" svg:x="4cm" svg:y="8.203cm" svg:viewBox="0 0 10999 750" draw:points="0,750 10999,750 10999,0 0,0">
          <text:p/>
        </draw:polygon>
        <draw:frame draw:style-name="gr16" draw:layer="layout" svg:width="11cm" svg:height="1.219cm" svg:x="4cm" svg:y="7.969cm">
          <draw:text-box>
            <text:p/>
          </draw:text-box>
        </draw:frame>
        <draw:polygon draw:style-name="gr1" draw:layer="layout" svg:width="0.998cm" svg:height="0.749cm" svg:x="15cm" svg:y="8.203cm" svg:viewBox="0 0 999 750" draw:points="0,750 999,750 999,0 0,0">
          <text:p/>
        </draw:polygon>
        <draw:frame draw:style-name="gr16" draw:layer="layout" svg:width="1cm" svg:height="1.219cm" svg:x="15cm" svg:y="7.969cm">
          <draw:text-box>
            <text:p/>
          </draw:text-box>
        </draw:frame>
        <draw:polygon draw:style-name="gr1" draw:layer="layout" svg:width="4.498cm" svg:height="0.749cm" svg:x="16cm" svg:y="8.203cm" svg:viewBox="0 0 4499 750" draw:points="0,750 4499,750 4499,0 0,0">
          <text:p/>
        </draw:polygon>
        <draw:polygon draw:style-name="gr1" draw:layer="layout" svg:width="1.998cm" svg:height="0.748cm" svg:x="2cm" svg:y="14.953cm" svg:viewBox="0 0 1999 749" draw:points="0,749 1999,749 1999,0 0,0">
          <text:p/>
        </draw:polygon>
        <draw:polygon draw:style-name="gr1" draw:layer="layout" svg:width="10.998cm" svg:height="0.748cm" svg:x="4cm" svg:y="14.953cm" svg:viewBox="0 0 10999 749" draw:points="0,749 10999,749 10999,0 0,0">
          <text:p/>
        </draw:polygon>
        <draw:polygon draw:style-name="gr1" draw:layer="layout" svg:width="0.998cm" svg:height="0.748cm" svg:x="15cm" svg:y="14.953cm" svg:viewBox="0 0 999 749" draw:points="0,749 999,749 999,0 0,0">
          <text:p/>
        </draw:polygon>
        <draw:polygon draw:style-name="gr1" draw:layer="layout" svg:width="4.498cm" svg:height="0.748cm" svg:x="16cm" svg:y="14.953cm" svg:viewBox="0 0 4499 749" draw:points="0,749 4499,749 4499,0 0,0">
          <text:p/>
        </draw:polygon>
        <draw:polygon draw:style-name="gr1" draw:layer="layout" svg:width="18.499cm" svg:height="0.749cm" svg:x="2cm" svg:y="11.203cm" svg:viewBox="0 0 18500 750" draw:points="0,750 18500,750 18500,0 0,0">
          <text:p/>
        </draw:polygon>
        <draw:polygon draw:style-name="gr1" draw:layer="layout" svg:width="1.998cm" svg:height="0.748cm" svg:x="2cm" svg:y="11.953cm" svg:viewBox="0 0 1999 749" draw:points="0,749 1999,749 1999,0 0,0">
          <text:p/>
        </draw:polygon>
        <draw:frame draw:style-name="gr15" draw:layer="layout" svg:width="2cm" svg:height="0.75cm" svg:x="2cm" svg:y="3.75cm">
          <draw:text-box>
            <text:p text:style-name="P1"><text:span text:style-name="T1">A3</text:span></text:p>
          </draw:text-box>
        </draw:frame>
        <draw:polygon draw:style-name="gr1" draw:layer="layout" svg:width="10.998cm" svg:height="0.748cm" svg:x="4cm" svg:y="11.953cm" svg:viewBox="0 0 10999 749" draw:points="0,749 10999,749 10999,0 0,0">
          <text:p/>
        </draw:polygon>
        <draw:frame draw:style-name="gr14" draw:layer="layout" svg:width="11cm" svg:height="0.75cm" svg:x="4cm" svg:y="3.7cm">
          <draw:text-box>
            <text:p text:style-name="P2"><text:span text:style-name="T1">Регулятор РНМ-1</text:span></text:p>
          </draw:text-box>
        </draw:frame>
        <draw:polygon draw:style-name="gr1" draw:layer="layout" svg:width="0.998cm" svg:height="0.748cm" svg:x="15cm" svg:y="11.953cm" svg:viewBox="0 0 999 749" draw:points="0,749 999,749 999,0 0,0">
          <text:p/>
        </draw:polygon>
        <draw:polygon draw:style-name="gr1" draw:layer="layout" svg:width="4.498cm" svg:height="0.748cm" svg:x="16cm" svg:y="11.953cm" svg:viewBox="0 0 4499 749" draw:points="0,749 4499,749 4499,0 0,0">
          <text:p/>
        </draw:polygon>
        <draw:polygon draw:style-name="gr1" draw:layer="layout" svg:width="1.998cm" svg:height="0.748cm" svg:x="2cm" svg:y="12.703cm" svg:viewBox="0 0 1999 749" draw:points="0,749 1999,749 1999,0 0,0">
          <text:p/>
        </draw:polygon>
        <draw:polygon draw:style-name="gr1" draw:layer="layout" svg:width="10.998cm" svg:height="0.748cm" svg:x="4cm" svg:y="12.703cm" svg:viewBox="0 0 10999 749" draw:points="0,749 10999,749 10999,0 0,0">
          <text:p/>
        </draw:polygon>
        <draw:polygon draw:style-name="gr1" draw:layer="layout" svg:width="0.998cm" svg:height="0.748cm" svg:x="15cm" svg:y="12.703cm" svg:viewBox="0 0 999 749" draw:points="0,749 999,749 999,0 0,0">
          <text:p/>
        </draw:polygon>
        <draw:polygon draw:style-name="gr1" draw:layer="layout" svg:width="4.498cm" svg:height="0.748cm" svg:x="16cm" svg:y="12.703cm" svg:viewBox="0 0 4499 749" draw:points="0,749 4499,749 4499,0 0,0">
          <text:p/>
        </draw:polygon>
        <draw:polygon draw:style-name="gr1" draw:layer="layout" svg:width="1.998cm" svg:height="0.749cm" svg:x="2cm" svg:y="6.703cm" svg:viewBox="0 0 1999 750" draw:points="0,750 1999,750 1999,0 0,0">
          <text:p/>
        </draw:polygon>
        <draw:polygon draw:style-name="gr1" draw:layer="layout" svg:width="10.998cm" svg:height="0.749cm" svg:x="4cm" svg:y="6.703cm" svg:viewBox="0 0 10999 750" draw:points="0,750 10999,750 10999,0 0,0">
          <text:p/>
        </draw:polygon>
        <draw:polygon draw:style-name="gr1" draw:layer="layout" svg:width="0.998cm" svg:height="0.749cm" svg:x="15cm" svg:y="6.703cm" svg:viewBox="0 0 999 750" draw:points="0,750 999,750 999,0 0,0">
          <text:p/>
        </draw:polygon>
        <draw:frame draw:style-name="gr14" draw:layer="layout" svg:width="1cm" svg:height="0.75cm" svg:x="15cm" svg:y="9.652cm">
          <draw:text-box>
            <text:p text:style-name="P1"><text:span text:style-name="T1">1</text:span></text:p>
          </draw:text-box>
        </draw:frame>
        <draw:polygon draw:style-name="gr1" draw:layer="layout" svg:width="4.498cm" svg:height="0.749cm" svg:x="16cm" svg:y="6.708cm" svg:viewBox="0 0 4499 750" draw:points="0,750 4499,750 4499,0 0,0">
          <text:p/>
        </draw:polygon>
        <draw:polygon draw:style-name="gr1" draw:layer="layout" svg:width="1.998cm" svg:height="0.748cm" svg:x="2cm" svg:y="13.453cm" svg:viewBox="0 0 1999 749" draw:points="0,749 1999,749 1999,0 0,0">
          <text:p/>
        </draw:polygon>
        <draw:frame draw:style-name="gr14" draw:layer="layout" svg:width="2cm" svg:height="0.75cm" svg:x="2cm" svg:y="5.15cm">
          <draw:text-box>
            <text:p text:style-name="P1"><text:span text:style-name="T1">A5</text:span></text:p>
          </draw:text-box>
        </draw:frame>
        <draw:polygon draw:style-name="gr1" draw:layer="layout" svg:width="10.998cm" svg:height="0.748cm" svg:x="4cm" svg:y="13.453cm" svg:viewBox="0 0 10999 749" draw:points="0,749 10999,749 10999,0 0,0">
          <text:p/>
        </draw:polygon>
        <draw:polygon draw:style-name="gr1" draw:layer="layout" svg:width="0.998cm" svg:height="0.748cm" svg:x="15cm" svg:y="13.453cm" svg:viewBox="0 0 999 749" draw:points="0,749 999,749 999,0 0,0">
          <text:p/>
        </draw:polygon>
        <draw:polygon draw:style-name="gr1" draw:layer="layout" svg:width="4.498cm" svg:height="0.748cm" svg:x="16cm" svg:y="13.453cm" svg:viewBox="0 0 4499 749" draw:points="0,749 4499,749 4499,0 0,0">
          <text:p/>
        </draw:polygon>
        <draw:polygon draw:style-name="gr1" draw:layer="layout" svg:width="18.498cm" svg:height="0.749cm" svg:x="2cm" svg:y="15.703cm" svg:viewBox="0 0 18499 750" draw:points="0,750 18499,750 18499,0 0,0">
          <text:p/>
        </draw:polygon>
        <draw:polygon draw:style-name="gr1" draw:layer="layout" svg:width="1.998cm" svg:height="0.748cm" svg:x="2cm" svg:y="16.453cm" svg:viewBox="0 0 1999 749" draw:points="0,749 1999,749 1999,0 0,0">
          <text:p/>
        </draw:polygon>
        <draw:polygon draw:style-name="gr1" draw:layer="layout" svg:width="10.998cm" svg:height="0.748cm" svg:x="4cm" svg:y="16.453cm" svg:viewBox="0 0 10999 749" draw:points="0,749 10999,749 10999,0 0,0">
          <text:p/>
        </draw:polygon>
        <draw:polygon draw:style-name="gr1" draw:layer="layout" svg:width="0.998cm" svg:height="0.748cm" svg:x="15cm" svg:y="16.453cm" svg:viewBox="0 0 999 749" draw:points="0,749 999,749 999,0 0,0">
          <text:p/>
        </draw:polygon>
        <draw:polygon draw:style-name="gr1" draw:layer="layout" svg:width="4.498cm" svg:height="0.748cm" svg:x="16cm" svg:y="16.453cm" svg:viewBox="0 0 4499 749" draw:points="0,749 4499,749 4499,0 0,0">
          <text:p/>
        </draw:polygon>
        <draw:polygon draw:style-name="gr1" draw:layer="layout" svg:width="1.998cm" svg:height="0.748cm" svg:x="2cm" svg:y="17.203cm" svg:viewBox="0 0 1999 749" draw:points="0,749 1999,749 1999,0 0,0">
          <text:p/>
        </draw:polygon>
        <draw:polygon draw:style-name="gr1" draw:layer="layout" svg:width="10.998cm" svg:height="0.748cm" svg:x="4cm" svg:y="17.203cm" svg:viewBox="0 0 10999 749" draw:points="0,749 10999,749 10999,0 0,0">
          <text:p/>
        </draw:polygon>
        <draw:polygon draw:style-name="gr1" draw:layer="layout" svg:width="0.998cm" svg:height="0.748cm" svg:x="15cm" svg:y="17.203cm" svg:viewBox="0 0 999 749" draw:points="0,749 999,749 999,0 0,0">
          <text:p/>
        </draw:polygon>
        <draw:polygon draw:style-name="gr1" draw:layer="layout" svg:width="4.498cm" svg:height="0.748cm" svg:x="16cm" svg:y="17.203cm" svg:viewBox="0 0 4499 749" draw:points="0,749 4499,749 4499,0 0,0">
          <text:p/>
        </draw:polygon>
        <draw:polygon draw:style-name="gr1" draw:layer="layout" svg:width="1.998cm" svg:height="0.748cm" svg:x="2cm" svg:y="10.453cm" svg:viewBox="0 0 1999 749" draw:points="0,749 1999,749 1999,0 0,0">
          <text:p/>
        </draw:polygon>
        <draw:polygon draw:style-name="gr1" draw:layer="layout" svg:width="1.998cm" svg:height="0.748cm" svg:x="2cm" svg:y="17.95cm" svg:viewBox="0 0 1999 749" draw:points="0,749 1999,749 1999,0 0,0">
          <text:p/>
        </draw:polygon>
        <draw:polygon draw:style-name="gr1" draw:layer="layout" svg:width="10.998cm" svg:height="0.748cm" svg:x="4cm" svg:y="17.95cm" svg:viewBox="0 0 10999 749" draw:points="0,749 10999,749 10999,0 0,0">
          <text:p/>
        </draw:polygon>
        <draw:polygon draw:style-name="gr1" draw:layer="layout" svg:width="4.498cm" svg:height="0.748cm" svg:x="16cm" svg:y="17.95cm" svg:viewBox="0 0 4499 749" draw:points="0,749 4499,749 4499,0 0,0">
          <text:p/>
        </draw:polygon>
        <draw:polygon draw:style-name="gr1" draw:layer="layout" svg:width="1.998cm" svg:height="0.748cm" svg:x="2cm" svg:y="18.7cm" svg:viewBox="0 0 1999 749" draw:points="0,749 1999,749 1999,0 0,0">
          <text:p/>
        </draw:polygon>
        <draw:polygon draw:style-name="gr1" draw:layer="layout" svg:width="10.998cm" svg:height="0.748cm" svg:x="4cm" svg:y="18.7cm" svg:viewBox="0 0 10999 749" draw:points="0,749 10999,749 10999,0 0,0">
          <text:p/>
        </draw:polygon>
        <draw:polygon draw:style-name="gr1" draw:layer="layout" svg:width="0.998cm" svg:height="0.748cm" svg:x="15cm" svg:y="18.7cm" svg:viewBox="0 0 999 749" draw:points="0,749 999,749 999,0 0,0">
          <text:p/>
        </draw:polygon>
        <draw:polygon draw:style-name="gr1" draw:layer="layout" svg:width="4.498cm" svg:height="0.748cm" svg:x="16cm" svg:y="18.7cm" svg:viewBox="0 0 4499 749" draw:points="0,749 4499,749 4499,0 0,0">
          <text:p/>
        </draw:polygon>
        <draw:polygon draw:style-name="gr1" draw:layer="layout" svg:width="1.998cm" svg:height="0.748cm" svg:x="2cm" svg:y="19.45cm" svg:viewBox="0 0 1999 749" draw:points="0,749 1999,749 1999,0 0,0">
          <text:p/>
        </draw:polygon>
        <draw:polygon draw:style-name="gr1" draw:layer="layout" svg:width="10.998cm" svg:height="0.748cm" svg:x="4cm" svg:y="19.45cm" svg:viewBox="0 0 10999 749" draw:points="0,749 10999,749 10999,0 0,0">
          <text:p/>
        </draw:polygon>
        <draw:polygon draw:style-name="gr1" draw:layer="layout" svg:width="4.498cm" svg:height="0.748cm" svg:x="16cm" svg:y="19.45cm" svg:viewBox="0 0 4499 749" draw:points="0,749 4499,749 4499,0 0,0">
          <text:p/>
        </draw:polygon>
        <draw:polygon draw:style-name="gr1" draw:layer="layout" svg:width="1.998cm" svg:height="0.748cm" svg:x="2cm" svg:y="20.2cm" svg:viewBox="0 0 1999 749" draw:points="0,749 1999,749 1999,0 0,0">
          <text:p/>
        </draw:polygon>
        <draw:polygon draw:style-name="gr1" draw:layer="layout" svg:width="10.998cm" svg:height="0.748cm" svg:x="4cm" svg:y="20.2cm" svg:viewBox="0 0 10999 749" draw:points="0,749 10999,749 10999,0 0,0">
          <text:p/>
        </draw:polygon>
        <draw:polygon draw:style-name="gr1" draw:layer="layout" svg:width="0.998cm" svg:height="0.748cm" svg:x="15cm" svg:y="20.2cm" svg:viewBox="0 0 999 749" draw:points="0,749 999,749 999,0 0,0">
          <text:p/>
        </draw:polygon>
        <draw:polygon draw:style-name="gr1" draw:layer="layout" svg:width="4.498cm" svg:height="0.748cm" svg:x="16cm" svg:y="20.2cm" svg:viewBox="0 0 4499 749" draw:points="0,749 4499,749 4499,0 0,0">
          <text:p/>
        </draw:polygon>
        <draw:polygon draw:style-name="gr1" draw:layer="layout" svg:width="1.998cm" svg:height="0.748cm" svg:x="2cm" svg:y="20.95cm" svg:viewBox="0 0 1999 749" draw:points="0,749 1999,749 1999,0 0,0">
          <text:p/>
        </draw:polygon>
        <draw:polygon draw:style-name="gr1" draw:layer="layout" svg:width="10.998cm" svg:height="0.748cm" svg:x="4cm" svg:y="20.95cm" svg:viewBox="0 0 10999 749" draw:points="0,749 10999,749 10999,0 0,0">
          <text:p/>
        </draw:polygon>
        <draw:polygon draw:style-name="gr1" draw:layer="layout" svg:width="4.498cm" svg:height="0.748cm" svg:x="16cm" svg:y="20.95cm" svg:viewBox="0 0 4499 749" draw:points="0,749 4499,749 4499,0 0,0">
          <text:p/>
        </draw:polygon>
        <draw:polygon draw:style-name="gr1" draw:layer="layout" svg:width="1.998cm" svg:height="0.748cm" svg:x="2cm" svg:y="21.7cm" svg:viewBox="0 0 1999 749" draw:points="0,749 1999,749 1999,0 0,0">
          <text:p/>
        </draw:polygon>
        <draw:polygon draw:style-name="gr1" draw:layer="layout" svg:width="10.998cm" svg:height="0.748cm" svg:x="4cm" svg:y="21.7cm" svg:viewBox="0 0 10999 749" draw:points="0,749 10999,749 10999,0 0,0">
          <text:p/>
        </draw:polygon>
        <draw:polygon draw:style-name="gr1" draw:layer="layout" svg:width="0.998cm" svg:height="0.748cm" svg:x="15cm" svg:y="21.7cm" svg:viewBox="0 0 999 749" draw:points="0,749 999,749 999,0 0,0">
          <text:p/>
        </draw:polygon>
        <draw:polygon draw:style-name="gr1" draw:layer="layout" svg:width="4.498cm" svg:height="0.748cm" svg:x="16cm" svg:y="21.7cm" svg:viewBox="0 0 4499 749" draw:points="0,749 4499,749 4499,0 0,0">
          <text:p/>
        </draw:polygon>
        <draw:polygon draw:style-name="gr1" draw:layer="layout" svg:width="1.998cm" svg:height="0.748cm" svg:x="2cm" svg:y="22.45cm" svg:viewBox="0 0 1999 749" draw:points="0,749 1999,749 1999,0 0,0">
          <text:p/>
        </draw:polygon>
        <draw:polygon draw:style-name="gr1" draw:layer="layout" svg:width="10.998cm" svg:height="0.748cm" svg:x="4cm" svg:y="22.45cm" svg:viewBox="0 0 10999 749" draw:points="0,749 10999,749 10999,0 0,0">
          <text:p/>
        </draw:polygon>
        <draw:polygon draw:style-name="gr1" draw:layer="layout" svg:width="4.498cm" svg:height="0.748cm" svg:x="16cm" svg:y="22.45cm" svg:viewBox="0 0 4499 749" draw:points="0,749 4499,749 4499,0 0,0">
          <text:p/>
        </draw:polygon>
        <draw:polygon draw:style-name="gr1" draw:layer="layout" svg:width="1.998cm" svg:height="0.748cm" svg:x="2cm" svg:y="23.2cm" svg:viewBox="0 0 1999 749" draw:points="0,749 1999,749 1999,0 0,0">
          <text:p/>
        </draw:polygon>
        <draw:polygon draw:style-name="gr1" draw:layer="layout" svg:width="10.998cm" svg:height="0.748cm" svg:x="4cm" svg:y="23.2cm" svg:viewBox="0 0 10999 749" draw:points="0,749 10999,749 10999,0 0,0">
          <text:p/>
        </draw:polygon>
        <draw:polygon draw:style-name="gr1" draw:layer="layout" svg:width="0.998cm" svg:height="0.748cm" svg:x="15cm" svg:y="23.2cm" svg:viewBox="0 0 999 749" draw:points="0,749 999,749 999,0 0,0">
          <text:p/>
        </draw:polygon>
        <draw:polygon draw:style-name="gr1" draw:layer="layout" svg:width="4.498cm" svg:height="0.748cm" svg:x="16cm" svg:y="23.2cm" svg:viewBox="0 0 4499 749" draw:points="0,749 4499,749 4499,0 0,0">
          <text:p/>
        </draw:polygon>
        <draw:polygon draw:style-name="gr1" draw:layer="layout" svg:width="6.998cm" svg:height="2.499cm" svg:x="8.5cm" svg:y="26.7cm" svg:viewBox="0 0 6999 2500" draw:points="0,2500 6999,2500 6999,0 0,0">
          <text:p/>
        </draw:polygon>
        <draw:frame draw:style-name="gr17" draw:layer="layout" svg:width="7cm" svg:height="2.5cm" svg:x="8.5cm" svg:y="26.7cm">
          <draw:text-box>
            <text:p text:style-name="P1"><text:span text:style-name="T6">Шкаф управления.</text:span><text:span text:style-name="T6"><text:line-break/></text:span><text:span text:style-name="T6">Перечень элементов</text:span></text:p>
          </draw:text-box>
        </draw:frame>
        <draw:frame draw:style-name="gr4" draw:text-style-name="P5" draw:layer="layout" svg:width="1cm" svg:height="0.5cm" svg:x="7.5cm" svg:y="26.7cm">
          <draw:text-box>
            <text:p text:style-name="P1"><text:span text:style-name="T7">27.05.14</text:span></text:p>
          </draw:text-box>
        </draw:frame>
        <draw:line draw:style-name="gr18" draw:text-style-name="P6" draw:layer="layout" svg:x1="1.3cm" svg:y1="0.7cm" svg:x2="2cm" svg:y2="0.7cm">
          <text:p/>
        </draw:line>
        <draw:line draw:style-name="gr19" draw:text-style-name="P6" draw:layer="layout" svg:x1="2cm" svg:y1="5.2cm" svg:x2="2cm" svg:y2="4.3cm">
          <text:p/>
        </draw:line>
        <draw:line draw:style-name="gr19" draw:text-style-name="P6" draw:layer="layout" svg:x1="4cm" svg:y1="5.2cm" svg:x2="4cm" svg:y2="4.5cm">
          <text:p/>
        </draw:line>
        <draw:line draw:style-name="gr19" draw:text-style-name="P6" draw:layer="layout" svg:x1="15cm" svg:y1="5.2cm" svg:x2="15cm" svg:y2="4.5cm">
          <text:p/>
        </draw:line>
        <draw:line draw:style-name="gr19" draw:text-style-name="P6" draw:layer="layout" svg:x1="16cm" svg:y1="5.2cm" svg:x2="16cm" svg:y2="4.4cm">
          <text:p/>
        </draw:line>
        <draw:line draw:style-name="gr19" draw:text-style-name="P6" draw:layer="layout" svg:x1="20.5cm" svg:y1="5.2cm" svg:x2="20.5cm" svg:y2="4.3cm">
          <text:p/>
        </draw:line>
        <draw:frame draw:style-name="gr14" draw:layer="layout" svg:width="2cm" svg:height="0.75cm" svg:x="2cm" svg:y="8.9cm">
          <draw:text-box>
            <text:p text:style-name="P1"><text:span text:style-name="T1">SA2</text:span></text:p>
          </draw:text-box>
        </draw:frame>
        <draw:frame draw:style-name="gr14" draw:layer="layout" svg:width="11cm" svg:height="0.75cm" svg:x="4cm" svg:y="8.9cm">
          <draw:text-box>
            <text:p text:style-name="P2"><text:span text:style-name="T1">Переключатель KK0-20-60253-CN Ganz KK</text:span></text:p>
          </draw:text-box>
        </draw:frame>
        <draw:frame draw:style-name="gr14" draw:layer="layout" svg:width="2cm" svg:height="0.75cm" svg:x="2cm" svg:y="9.649cm">
          <draw:text-box>
            <text:p text:style-name="P1"><text:span text:style-name="T1">SA3</text:span></text:p>
          </draw:text-box>
        </draw:frame>
        <draw:frame draw:style-name="gr14" draw:layer="layout" svg:width="11cm" svg:height="0.75cm" svg:x="4cm" svg:y="9.649cm">
          <draw:text-box>
            <text:p text:style-name="P2"><text:span text:style-name="T1">Переключатель KK0-20-9001-C Ganz KK</text:span></text:p>
          </draw:text-box>
        </draw:frame>
        <draw:frame draw:style-name="gr14" draw:layer="layout" svg:width="2cm" svg:height="0.75cm" svg:x="2.017cm" svg:y="10.45cm">
          <draw:text-box>
            <text:p text:style-name="P1"><text:span text:style-name="T1">SA4</text:span></text:p>
          </draw:text-box>
        </draw:frame>
        <draw:frame draw:style-name="gr14" draw:layer="layout" svg:width="11cm" svg:height="0.75cm" svg:x="4.017cm" svg:y="10.45cm">
          <draw:text-box>
            <text:p text:style-name="P2"><text:span text:style-name="T1">Переключатель KK0-20-4489-C Ganz KK</text:span></text:p>
          </draw:text-box>
        </draw:frame>
        <draw:frame draw:style-name="gr14" draw:layer="layout" svg:width="11cm" svg:height="0.75cm" svg:x="4cm" svg:y="11.947cm">
          <draw:text-box>
            <text:p text:style-name="P2"><text:span text:style-name="T1">Клемма Weidmuller WTL 6/1/STB</text:span></text:p>
          </draw:text-box>
        </draw:frame>
        <draw:line draw:style-name="gr19" draw:text-style-name="P6" draw:layer="layout" svg:x1="4cm" svg:y1="9.7cm" svg:x2="4cm" svg:y2="9cm">
          <text:p/>
        </draw:line>
        <draw:line draw:style-name="gr19" draw:text-style-name="P6" draw:layer="layout" svg:x1="15cm" svg:y1="9.7cm" svg:x2="15cm" svg:y2="8.9cm">
          <text:p/>
        </draw:line>
        <draw:line draw:style-name="gr19" draw:text-style-name="P6" draw:layer="layout" svg:x1="16cm" svg:y1="9.7cm" svg:x2="16cm" svg:y2="9cm">
          <text:p/>
        </draw:line>
        <draw:frame draw:style-name="gr14" draw:layer="layout" svg:width="11cm" svg:height="0.75cm" svg:x="3.945cm" svg:y="12.688cm">
          <draw:text-box>
            <text:p text:style-name="P2"><text:span text:style-name="T1">Клемма Weidmuller WTL 6/3/STB</text:span></text:p>
          </draw:text-box>
        </draw:frame>
        <draw:frame draw:style-name="gr15" draw:layer="layout" svg:width="2cm" svg:height="0.75cm" svg:x="2cm" svg:y="12.747cm">
          <draw:text-box>
            <text:p text:style-name="P1"><text:span text:style-name="T1">X9-X16</text:span></text:p>
          </draw:text-box>
        </draw:frame>
        <draw:frame draw:style-name="gr14" draw:layer="layout" svg:width="1cm" svg:height="0.75cm" svg:x="15cm" svg:y="12.697cm">
          <draw:text-box>
            <text:p text:style-name="P1"><text:span text:style-name="T1">8</text:span></text:p>
          </draw:text-box>
        </draw:frame>
        <draw:line draw:style-name="gr19" draw:text-style-name="P6" draw:layer="layout" svg:x1="4cm" svg:y1="12cm" svg:x2="4cm" svg:y2="11.2cm">
          <text:p/>
        </draw:line>
        <draw:line draw:style-name="gr19" draw:text-style-name="P6" draw:layer="layout" svg:x1="15cm" svg:y1="12cm" svg:x2="15cm" svg:y2="11.1cm">
          <text:p/>
        </draw:line>
        <draw:line draw:style-name="gr19" draw:text-style-name="P6" draw:layer="layout" svg:x1="16cm" svg:y1="12cm" svg:x2="16cm" svg:y2="11.1cm">
          <text:p/>
        </draw:line>
        <draw:frame draw:style-name="gr14" draw:layer="layout" svg:width="1cm" svg:height="0.75cm" svg:x="15cm" svg:y="5.15cm">
          <draw:text-box>
            <text:p text:style-name="P1"><text:span text:style-name="T1">1</text:span></text:p>
          </draw:text-box>
        </draw:frame>
        <draw:line draw:style-name="gr19" draw:text-style-name="P6" draw:layer="layout" svg:x1="4cm" svg:y1="14.9cm" svg:x2="4cm" svg:y2="14.2cm">
          <text:p/>
        </draw:line>
        <draw:line draw:style-name="gr19" draw:text-style-name="P6" draw:layer="layout" svg:x1="15cm" svg:y1="14.9cm" svg:x2="15cm" svg:y2="14.1cm">
          <text:p/>
        </draw:line>
        <draw:line draw:style-name="gr19" draw:text-style-name="P6" draw:layer="layout" svg:x1="16cm" svg:y1="15cm" svg:x2="16cm" svg:y2="14.1cm">
          <text:p/>
        </draw:line>
        <draw:frame draw:style-name="gr14" draw:layer="layout" svg:width="2cm" svg:height="0.75cm" svg:x="2cm" svg:y="6cm">
          <draw:text-box>
            <text:p text:style-name="P1"><text:span text:style-name="T1">A6</text:span></text:p>
          </draw:text-box>
        </draw:frame>
        <draw:polygon draw:style-name="gr1" draw:layer="layout" svg:width="10.998cm" svg:height="0.748cm" svg:x="4.001cm" svg:y="13.454cm" svg:viewBox="0 0 10999 749" draw:points="0,749 10999,749 10999,0 0,0">
          <text:p/>
        </draw:polygon>
        <draw:frame draw:style-name="gr14" draw:layer="layout" svg:width="11cm" svg:height="0.75cm" svg:x="3.977cm" svg:y="5.157cm">
          <draw:text-box>
            <text:p text:style-name="P2"><text:span text:style-name="T1">Защитное устройство Mains PlugTrab</text:span></text:p>
          </draw:text-box>
        </draw:frame>
        <draw:frame draw:style-name="gr14" draw:layer="layout" svg:width="11cm" svg:height="0.75cm" svg:x="4.1cm" svg:y="5.95cm">
          <draw:text-box>
            <text:p text:style-name="P2"><text:span text:style-name="T1">Сетевой фильтр Wavefilter 3A</text:span></text:p>
          </draw:text-box>
        </draw:frame>
        <draw:frame draw:style-name="gr14" draw:layer="layout" svg:width="1cm" svg:height="0.75cm" svg:x="15cm" svg:y="6cm">
          <draw:text-box>
            <text:p text:style-name="P1"><text:span text:style-name="T1">1</text:span></text:p>
          </draw:text-box>
        </draw:frame>
        <draw:line draw:style-name="gr19" draw:text-style-name="P6" draw:layer="layout" svg:x1="2cm" svg:y1="14.7cm" svg:x2="2cm" svg:y2="13.7cm">
          <text:p/>
        </draw:line>
        <draw:line draw:style-name="gr19" draw:text-style-name="P6" draw:layer="layout" svg:x1="20.5cm" svg:y1="15cm" svg:x2="20.5cm" svg:y2="14.1cm">
          <text:p/>
        </draw:line>
        <draw:line draw:style-name="gr19" draw:text-style-name="P6" draw:layer="layout" svg:x1="4cm" svg:y1="16.5cm" svg:x2="4cm" svg:y2="15.5cm">
          <text:p/>
        </draw:line>
        <draw:line draw:style-name="gr19" draw:text-style-name="P6" draw:layer="layout" svg:x1="15cm" svg:y1="16.5cm" svg:x2="15cm" svg:y2="15.6cm">
          <text:p/>
        </draw:line>
        <draw:line draw:style-name="gr19" draw:text-style-name="P6" draw:layer="layout" svg:x1="16cm" svg:y1="16.5cm" svg:x2="16cm" svg:y2="15.3cm">
          <text:p/>
        </draw:line>
        <draw:line draw:style-name="gr19" draw:text-style-name="P6" draw:layer="layout" svg:x1="2cm" svg:y1="29.2cm" svg:x2="20.5cm" svg:y2="29.2cm">
          <text:p/>
        </draw:line>
        <draw:line draw:style-name="gr19" draw:text-style-name="P6" draw:layer="layout" svg:x1="20.5cm" svg:y1="23.9cm" svg:x2="20.5cm" svg:y2="29.2cm">
          <text:p/>
        </draw:line>
        <draw:line draw:style-name="gr18" draw:text-style-name="P6" draw:layer="layout" svg:x1="4cm" svg:y1="2.9cm" svg:x2="4cm" svg:y2="2.2cm">
          <text:p/>
        </draw:line>
        <draw:line draw:style-name="gr18" draw:text-style-name="P6" draw:layer="layout" svg:x1="15cm" svg:y1="2.9cm" svg:x2="15cm" svg:y2="2.1cm">
          <text:p/>
        </draw:line>
        <draw:line draw:style-name="gr18" draw:text-style-name="P6" draw:layer="layout" svg:x1="16cm" svg:y1="2.9cm" svg:x2="16cm" svg:y2="2.2cm">
          <text:p/>
        </draw:line>
        <draw:frame draw:style-name="gr14" draw:layer="layout" svg:width="2cm" svg:height="0.75cm" svg:x="2cm" svg:y="11.203cm">
          <draw:text-box>
            <text:p text:style-name="P1"><text:span text:style-name="T1">SF1</text:span></text:p>
          </draw:text-box>
        </draw:frame>
        <draw:frame draw:style-name="gr14" draw:layer="layout" svg:width="11cm" svg:height="0.75cm" svg:x="4cm" svg:y="11.203cm">
          <draw:text-box>
            <text:p text:style-name="P2"><text:span text:style-name="T1">Выключатель автоматический S203P K4</text:span></text:p>
          </draw:text-box>
        </draw:frame>
        <draw:frame draw:style-name="gr14" draw:layer="layout" svg:width="1cm" svg:height="0.75cm" svg:x="15cm" svg:y="11.203cm">
          <draw:text-box>
            <text:p text:style-name="P1"><text:span text:style-name="T1">1</text:span></text:p>
          </draw:text-box>
        </draw:frame>
        <draw:frame draw:style-name="gr14" draw:layer="layout" svg:width="4.5cm" svg:height="0.75cm" svg:x="16cm" svg:y="11.2cm">
          <draw:text-box>
            <text:p text:style-name="P1"><text:span text:style-name="T1">In=4, Im=8..14In</text:span></text:p>
          </draw:text-box>
        </draw:frame>
        <draw:frame draw:style-name="gr14" draw:layer="layout" svg:width="11cm" svg:height="0.75cm" svg:x="4cm" svg:y="2.2cm">
          <draw:text-box>
            <text:p text:style-name="P2"><text:span text:style-name="T1">Указатель положения привода УП 25</text:span></text:p>
          </draw:text-box>
        </draw:frame>
        <draw:frame draw:style-name="gr14" draw:layer="layout" svg:width="1cm" svg:height="0.75cm" svg:x="15cm" svg:y="2.253cm">
          <draw:text-box>
            <text:p text:style-name="P1"><text:span text:style-name="T1">1</text:span></text:p>
          </draw:text-box>
        </draw:frame>
        <draw:frame draw:style-name="gr14" draw:layer="layout" svg:width="4.5cm" svg:height="0.75cm" svg:x="16cm" svg:y="2.253cm">
          <draw:text-box>
            <text:p text:style-name="P1"><text:span text:style-name="T1">существующий</text:span></text:p>
          </draw:text-box>
        </draw:frame>
        <draw:frame draw:style-name="gr20" draw:text-style-name="P7" draw:layer="layout" svg:width="1.9cm" svg:height="1.098cm" svg:x="2cm" svg:y="2.802cm">
          <draw:text-box>
            <text:p text:style-name="P1"><text:span text:style-name="T1">A2</text:span></text:p>
          </draw:text-box>
        </draw:frame>
        <draw:frame draw:style-name="gr14" draw:layer="layout" svg:width="11cm" svg:height="0.75cm" svg:x="4cm" svg:y="2.947cm">
          <draw:text-box>
            <text:p text:style-name="P2"><text:span text:style-name="T1">Контроллер Овен ПЛК-110-30</text:span></text:p>
          </draw:text-box>
        </draw:frame>
        <draw:frame draw:style-name="gr14" draw:layer="layout" svg:width="1cm" svg:height="0.75cm" svg:x="15cm" svg:y="3cm">
          <draw:text-box>
            <text:p text:style-name="P1"><text:span text:style-name="T1">1</text:span></text:p>
          </draw:text-box>
        </draw:frame>
        <draw:frame draw:style-name="gr20" draw:text-style-name="P7" draw:layer="layout" svg:width="1.9cm" svg:height="1.098cm" svg:x="2.1cm" svg:y="2cm">
          <draw:text-box>
            <text:p text:style-name="P1"><text:span text:style-name="T1">A1</text:span></text:p>
          </draw:text-box>
        </draw:frame>
        <draw:frame draw:style-name="gr14" draw:layer="layout" svg:width="2cm" svg:height="0.75cm" svg:x="1.997cm" svg:y="6.7cm">
          <draw:text-box>
            <text:p text:style-name="P1"><text:span text:style-name="T1">K1-K8</text:span></text:p>
          </draw:text-box>
        </draw:frame>
        <draw:frame draw:style-name="gr14" draw:layer="layout" svg:width="12.003cm" svg:height="0.75cm" svg:x="3.997cm" svg:y="6.7cm">
          <draw:text-box>
            <text:p text:style-name="P2"><text:span text:style-name="T1">Реле R4-2014-23-5230-WTL, монтажная панелька GTZ-4</text:span></text:p>
          </draw:text-box>
        </draw:frame>
        <draw:frame draw:style-name="gr14" draw:layer="layout" svg:width="1cm" svg:height="0.75cm" svg:x="15cm" svg:y="12.047cm">
          <draw:text-box>
            <text:p text:style-name="P1"><text:span text:style-name="T1">8</text:span></text:p>
          </draw:text-box>
        </draw:frame>
        <draw:line draw:style-name="gr19" draw:text-style-name="P6" draw:layer="layout" svg:x1="2cm" svg:y1="2.9cm" svg:x2="2cm" svg:y2="2.1cm">
          <text:p/>
        </draw:line>
        <draw:line draw:style-name="gr19" draw:text-style-name="P6" draw:layer="layout" svg:x1="20.5cm" svg:y1="3cm" svg:x2="20.5cm" svg:y2="2.1cm">
          <text:p/>
        </draw:line>
        <draw:frame draw:style-name="gr14" draw:layer="layout" svg:width="1cm" svg:height="0.75cm" svg:x="15cm" svg:y="3.7cm">
          <draw:text-box>
            <text:p text:style-name="P1"><text:span text:style-name="T1">1</text:span></text:p>
          </draw:text-box>
        </draw:frame>
        <draw:frame draw:style-name="gr14" draw:layer="layout" svg:width="4.5cm" svg:height="0.75cm" svg:x="16cm" svg:y="3.7cm">
          <draw:text-box>
            <text:p text:style-name="P1"><text:span text:style-name="T1">существующий</text:span></text:p>
          </draw:text-box>
        </draw:frame>
        <draw:frame draw:style-name="gr14" draw:layer="layout" svg:width="2cm" svg:height="0.75cm" svg:x="2cm" svg:y="7.45cm">
          <draw:text-box>
            <text:p text:style-name="P1"><text:span text:style-name="T1">K9</text:span></text:p>
          </draw:text-box>
        </draw:frame>
        <draw:frame draw:style-name="gr21" draw:text-style-name="P1" draw:layer="layout" svg:width="0.933cm" svg:height="0.7cm" svg:x="15cm" svg:y="7.5cm">
          <draw:text-box>
            <text:p text:style-name="P1"><text:span text:style-name="T1">1</text:span></text:p>
          </draw:text-box>
        </draw:frame>
        <draw:frame draw:style-name="gr14" draw:text-style-name="P7" draw:layer="layout" svg:width="2cm" svg:height="0.75cm" svg:x="2cm" svg:y="4.403cm">
          <draw:text-box>
            <text:p text:style-name="P1"><text:span text:style-name="T1">A4</text:span></text:p>
          </draw:text-box>
        </draw:frame>
        <draw:frame draw:style-name="gr14" draw:layer="layout" svg:width="11cm" svg:height="0.75cm" svg:x="4cm" svg:y="4.403cm">
          <draw:text-box>
            <text:p text:style-name="P2"><text:span text:style-name="T1">Блок питания контроллера Овен БП60Б</text:span></text:p>
          </draw:text-box>
        </draw:frame>
        <draw:frame draw:style-name="gr22" draw:text-style-name="P1" draw:layer="layout" svg:width="1cm" svg:height="0.753cm" svg:x="15cm" svg:y="4.4cm">
          <draw:text-box>
            <text:p text:style-name="P1"><text:span text:style-name="T1">1</text:span></text:p>
          </draw:text-box>
        </draw:frame>
        <draw:frame draw:style-name="gr14" draw:layer="layout" svg:width="4.5cm" svg:height="0.75cm" svg:x="16cm" svg:y="4.403cm">
          <draw:text-box>
            <text:p text:style-name="P1"><text:span text:style-name="T1">одноканальный, 24В</text:span></text:p>
          </draw:text-box>
        </draw:frame>
        <draw:frame draw:style-name="gr14" draw:layer="layout" svg:width="12.003cm" svg:height="0.75cm" svg:x="3.997cm" svg:y="7.45cm">
          <draw:text-box>
            <text:p text:style-name="P2"><text:span text:style-name="T1">Реле C4-R30/AC230В</text:span></text:p>
          </draw:text-box>
        </draw:frame>
        <draw:frame draw:style-name="gr23" draw:text-style-name="P8" draw:layer="layout" svg:width="3.2cm" svg:height="0.92cm" svg:x="17.3cm" svg:y="0.08cm">
          <draw:text-box>
            <text:p text:style-name="P8"><text:span text:style-name="T8">Приложение Б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28T23:00:17</dc:date>
    <meta:generator>LibreOffice/4.0.2.2$Linux_X86_64 LibreOffice_project/400m0$Build-2</meta:generator>
    <meta:editing-duration>P0D</meta:editing-duration>
    <meta:editing-cycles>1</meta:editing-cycles>
    <meta:document-statistic meta:object-count="290"/>
  </office:meta>
</office:document-meta>
</file>